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SyntaxException.InvalidSyntaxException( String msg ,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alidSyntax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alidSyntaxException.initCause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SyntaxException.InvalidSyntaxException( String msg , String filter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alidSyntaxException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